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text-properties officeooo:paragraph-rsid="0006af23"/>
    </style:style>
    <style:style style:name="T1" style:family="text">
      <style:text-properties fo:font-size="9pt" style:font-size-asian="9pt" style:font-size-complex="9pt"/>
    </style:style>
  </office:automatic-styles>
  <office:body>
    <office:text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Standard">Welcome to EEZ, the Envox Experimental Zone. This site is dedicated to the various electronic/hardware and software projects solely based on the <text:a xlink:type="simple" xlink:href="http://opensource.org/osd" office:target-frame-name="_blank" xlink:show="new" text:style-name="Internet_20_link" text:visited-style-name="Visited_20_Internet_20_Link">open-source</text:a> (OSI) and <text:a xlink:type="simple" xlink:href="http://www.oshwa.org/definition/" office:target-frame-name="_blank" xlink:show="new" text:style-name="Internet_20_link" text:visited-style-name="Visited_20_Internet_20_Link">open-hardware</text:a> philosophy. In line with mentioned orientation we are trying in the Zone to use as much as possible open-source tools and technologies (i.e. <text:a xlink:type="simple" xlink:href="https://www.arduino.cc/" office:target-frame-name="_blank" xlink:show="new" text:style-name="Internet_20_link" text:visited-style-name="Visited_20_Internet_20_Link">Arduino</text:a>, <text:a xlink:type="simple" xlink:href="https://en.wikipedia.org/wiki/LAMP_(software_bundle)" office:target-frame-name="_blank" xlink:show="new" text:style-name="Internet_20_link" text:visited-style-name="Visited_20_Internet_20_Link">LAMP</text:a>, <text:a xlink:type="simple" xlink:href="https://www.openoffice.org/" office:target-frame-name="_blank" xlink:show="new" text:style-name="Internet_20_link" text:visited-style-name="Visited_20_Internet_20_Link">OpenOffice</text:a>, <text:a xlink:type="simple" xlink:href="https://www.joomla.org/" office:target-frame-name="_blank" xlink:show="new" text:style-name="Internet_20_link" text:visited-style-name="Visited_20_Internet_20_Link">Joomla</text:a>, <text:a xlink:type="simple" xlink:href="https://www.partkeepr.org/" office:target-frame-name="_blank" xlink:show="new" text:style-name="Internet_20_link" text:visited-style-name="Visited_20_Internet_20_Link">PartKeepr</text:a>, <text:a xlink:type="simple" xlink:href="http://www.freecadweb.org/" office:target-frame-name="_blank" xlink:show="new" text:style-name="Internet_20_link" text:visited-style-name="Visited_20_Internet_20_Link">FreeCAD</text:a>, <text:a xlink:type="simple" xlink:href="http://gerbv.geda-project.org/" office:target-frame-name="_blank" xlink:show="new" text:style-name="Internet_20_link" text:visited-style-name="Visited_20_Internet_20_Link">gerbv</text:a>, <text:a xlink:type="simple" xlink:href="https://kdenlive.org/" office:target-frame-name="_blank" xlink:show="new" text:style-name="Internet_20_link" text:visited-style-name="Visited_20_Internet_20_Link">Kdenlive</text:a>, etc.).</text:p>
      <text:p text:style-name="Standard">All presented projects are created in a way to be suitable for <text:a xlink:type="simple" xlink:href="https://en.wikipedia.org/wiki/Do_it_yourself" office:target-frame-name="_blank" xlink:show="new" text:style-name="Internet_20_link" text:visited-style-name="Visited_20_Internet_20_Link">DIY</text:a> that do not necessary limited us to think only about basic and simple solutions.</text:p>
      <text:p text:style-name="Standard">Please note that our main competence is software development and some of projects listed here were started to become a reference design for our software that could be with some modification successfully used with many other hardware designs.</text:p>
      <text:p text:style-name="Standard">The first project a <text:a xlink:type="simple" xlink:href="http://www.envox.hr/eez/bench-power-supply/psu-introduction.html" text:style-name="Internet_20_link" text:visited-style-name="Visited_20_Internet_20_Link">programmable bench power supply</text:a> is an example of fully-featured solution backed up with software that usually comes with middle and high range commercial devices.</text:p>
      <text:p text:style-name="Standard"/>
      <text:p text:style-name="Standard">We are open for our your comments, suggestions and also we invite you to join our team to assist in building better hardware, software, web content, documentation, adding new languages, etc.</text:p>
      <text:p text:style-name="Standard"/>
      <text:p text:style-name="html-code">&lt;a target="_blank" href="https://github.com/eez-open" class="btn btn-middle btn-primary"&gt;Visit us and join on github&lt;/a&gt;      &lt;a target="_blank" href="https://hackaday.io/project/9491-diy-programmable-scpi-bench-power-supply" class="btn btn-middle btn-primary"&gt;Visit us and join on Hackaday.io&lt;/a&gt;      &lt;a target="_blank" href=<text:a xlink:type="simple" xlink:href="https://www.youtube.com/channel/UC05cNckrqQaGny-TgsvWszQ" text:style-name="Internet_20_link" text:visited-style-name="Visited_20_Internet_20_Link">https://www.youtube.com/channel/UC05cNckrqQaGny-TgsvWszQ</text:a> class="btn btn-middle btn-primary"&gt;Subscribe to our YouTube channel&lt;/a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cfe7f5"/>
      <style:paragraph-properties fo:text-align="justify" style:justify-single-word="false" fo:hyphenation-ladder-count="6" style:page-number="auto" fo:background-color="transparent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6600ff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officeooo:paragraph-rsid="0006af23"/>
    </style:style>
    <style:style style:name="MT1" style:family="text">
      <style:text-properties fo:font-size="9pt" style:font-size-asian="9pt" style:font-size-complex="9pt"/>
    </style:style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  <style:page-layout style:name="Mpm2" style:page-usage="right">
      <style:page-layout-properties fo:page-width="210.01mm" fo:page-height="297mm" style:num-format="1" style:print-orientation="portrait" fo:margin-top="2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footer>
        <text:p text:style-name="MP1"><text:span text:style-name="MT1">Revision: </text:span><text:span text:style-name="MT1"><text:user-defined style:data-style-name="N0" text:name="DocVersion">0.1</text:user-defined></text:span><text:tab/><text:page-number text:select-page="current">1</text:page-number> (of <text:page-count>1</text:page-count>)<text:tab/><text:span text:style-name="MT1">Last modified: </text:span><text:span text:style-name="MT1"><text:user-defined style:data-style-name="N0" text:name="DocModified">2017-04-26</text:user-defined></text:span></text:p>
      </style:footer>
    </style:master-page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Standard">DRAFT – <text:file-name text:display="name">EEZ home page</text:file-name></text:p>
      </style:header>
      <style:footer>
        <text:p text:style-name="Footer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DRAFT – <text:file-name text:display="name">EEZ home page</text:file-name></text:p>
      </style:header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10:26:02</meta:creation-date>
    <meta:editing-duration>P0D</meta:editing-duration>
    <meta:editing-cycles>1</meta:editing-cycles>
    <meta:generator>LibreOffice/5.3.1.2$Linux_X86_64 LibreOffice_project/e80a0e0fd1875e1696614d24c32df0f95f03deb2</meta:generator>
    <meta:keyword>EEZ</meta:keyword>
    <meta:keyword>Open hardware</meta:keyword>
    <meta:keyword>Open source</meta:keyword>
    <dc:title>Welcome to EEZ</dc:title>
    <meta:document-statistic meta:table-count="0" meta:image-count="0" meta:object-count="0" meta:page-count="1" meta:paragraph-count="11" meta:word-count="236" meta:character-count="1735" meta:non-whitespace-character-count="1498"/>
    <meta:user-defined meta:name="DocModified">2017-04-26</meta:user-defined>
    <meta:user-defined meta:name="DocVersion">0.1</meta:user-defined>
    <meta:user-defined meta:name="WebPublish_HTML_Profile">HTML</meta:user-defined>
    <meta:user-defined meta:name="WebPublish_Post_Id">6</meta:user-defined>
    <meta:user-defined meta:name="WebPublish_Post_ImageURLs" meta:value-type="string">cs_logo.jpg=%2Feez%2Fimages%2Fcs_logo.jpg</meta:user-defined>
    <meta:user-defined meta:name="WebPublish_Post_PrimaryCategory" meta:value-type="string">2</meta:user-defined>
    <meta:user-defined meta:name="WebPublish_Post_Profile" meta:value-type="string">EEZ</meta:user-defined>
    <meta:user-defined meta:name="WebPublish_Post_PublishOption" meta:value-type="string">Publish now</meta:user-defined>
    <meta:template xlink:type="simple" xlink:actuate="onRequest" xlink:title="EEZ template" xlink:href="../../../../.openoffice/4/user/template/EEZ%20template.ott" meta:date="2015-11-08T10:26:02"/>
  </office:meta>
</office:document-meta>
</file>